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/>
    <style:font-face style:name="Garuda" svg:font-family="Garuda" style:font-pitch="variable"/>
    <style:font-face style:name="Rekha" svg:font-family="Rekh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Garuda" fo:font-size="12pt" officeooo:rsid="000e15e7" officeooo:paragraph-rsid="000e15e7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Garuda" officeooo:paragraph-rsid="000e15e7"/>
    </style:style>
    <style:style style:name="P3" style:family="paragraph" style:parent-style-name="Standard">
      <style:paragraph-properties fo:text-align="start" style:justify-single-word="false"/>
      <style:text-properties style:font-name="Rekha" fo:font-size="12pt" officeooo:rsid="000e15e7" officeooo:paragraph-rsid="000e15e7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style:font-name="Garuda" fo:font-size="12pt" fo:font-style="normal" officeooo:rsid="000e15e7" officeooo:paragraph-rsid="000e15e7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Garuda" fo:font-size="12pt" fo:font-style="normal" officeooo:rsid="000f8c7f" officeooo:paragraph-rsid="000e15e7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Garuda" fo:font-size="12pt" fo:font-style="normal" officeooo:rsid="001486bf" officeooo:paragraph-rsid="001486bf" style:font-size-asian="12pt" style:font-style-asian="normal" style:font-size-complex="12pt" style:font-style-complex="normal"/>
    </style:style>
    <style:style style:name="P7" style:family="paragraph" style:parent-style-name="Header">
      <style:text-properties officeooo:rsid="000e15e7" officeooo:paragraph-rsid="000e15e7"/>
    </style:style>
    <style:style style:name="P8" style:family="paragraph" style:parent-style-name="Footer">
      <style:paragraph-properties fo:text-align="center" style:justify-single-word="false"/>
      <style:text-properties officeooo:rsid="000e15e7" officeooo:paragraph-rsid="000e15e7"/>
    </style:style>
    <style:style style:name="P9" style:family="paragraph" style:parent-style-name="Footer">
      <style:paragraph-properties fo:text-align="end" style:justify-single-word="false"/>
      <style:text-properties style:font-name="Liberation Serif" officeooo:rsid="000e15e7" officeooo:paragraph-rsid="000e15e7"/>
    </style:style>
    <style:style style:name="T1" style:family="text">
      <style:text-properties fo:font-variant="normal" fo:text-transform="none" fo:color="#000000" fo:font-size="18pt" fo:letter-spacing="normal" fo:font-style="normal" style:font-size-asian="18pt" style:font-size-complex="18pt"/>
    </style:style>
    <style:style style:name="T2" style:family="text">
      <style:text-properties fo:font-variant="normal" fo:text-transform="none" fo:letter-spacing="normal" fo:font-weight="normal"/>
    </style:style>
    <style:style style:name="T3" style:family="text">
      <style:text-properties fo:font-variant="normal" fo:text-transform="none" fo:letter-spacing="normal" fo:font-weight="normal" officeooo:rsid="001486bf"/>
    </style:style>
    <style:style style:name="T4" style:family="text">
      <style:text-properties fo:font-variant="normal" fo:text-transform="none" fo:letter-spacing="normal" fo:font-weight="normal" officeooo:rsid="0014e5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ontrolling the motors</text:span></text:p>
      <text:p text:style-name="P1"/>
      <text:p text:style-name="P4">- <text:span text:style-name="T3">Motors are controlled through the ESCs.</text:span></text:p>
      <text:p text:style-name="P4"><text:span text:style-name="T3">- They work on pulse widths between 1000ys (off) and 2000ys (on) like the RC radio receiver.</text:span></text:p>
      <text:p text:style-name="P6"><text:span text:style-name="T2">- The pulse should be at 50Hz normally (</text:span><text:span text:style-name="T4">ESC </text:span><text:span text:style-name="T2">uses an averaging </text:span><text:span text:style-name="T4">filter if necessary), but it works better if we minimize the effect of the filter. The APM HAL library sends the pulse at 490Hz. The 5-10 pulse that are averaged occur very quickly, this negates the filters effect. (that is good)</text:span></text:p>
      <text:p text:style-name="P5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/>
    <style:font-face style:name="Garuda" svg:font-family="Garuda" style:font-pitch="variable"/>
    <style:font-face style:name="Rekha" svg:font-family="Rekh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e15e7" officeooo:paragraph-rsid="000e15e7"/>
    </style:style>
    <style:style style:name="MP2" style:family="paragraph" style:parent-style-name="Footer">
      <style:paragraph-properties fo:text-align="end" style:justify-single-word="false"/>
      <style:text-properties style:font-name="Liberation Serif" officeooo:rsid="000e15e7" officeooo:paragraph-rsid="000e15e7"/>
    </style:style>
    <style:style style:name="MP3" style:family="paragraph" style:parent-style-name="Footer">
      <style:paragraph-properties fo:text-align="center" style:justify-single-word="false"/>
      <style:text-properties officeooo:rsid="000e15e7" officeooo:paragraph-rsid="000e15e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ESEARCH CONTROL SIGNALS <text:tab/><text:tab/>DOCUMENTATION</text:p>
        <text:p text:style-name="MP2">Aurélien Hontabat</text:p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élien Franky</meta:initial-creator>
    <meta:creation-date>2014-03-11T13:45:54.926623342</meta:creation-date>
    <dc:date>2014-03-11T14:38:10.778603588</dc:date>
    <dc:creator>Aurélien Franky</dc:creator>
    <meta:editing-duration>PT21M54S</meta:editing-duration>
    <meta:editing-cycles>3</meta:editing-cycles>
    <meta:generator>LibreOffice/4.1.3.2$Linux_X86_64 LibreOffice_project/410m0$Build-2</meta:generator>
    <meta:document-statistic meta:table-count="0" meta:image-count="0" meta:object-count="0" meta:page-count="1" meta:paragraph-count="7" meta:word-count="87" meta:character-count="504" meta:non-whitespace-character-count="422"/>
  </office:meta>
</office:document-meta>
</file>